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pelDocumentNavigator.getDocumentNode( Object context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pelDocumentNavigator.BpelDocumentNavigator( Node doc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